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a84a" officeooo:paragraph-rsid="000ea8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69276773" text:style-name="L1">
        <text:list-item>
          <text:p text:style-name="P1">Blank the cable, length so that the blank cable fit s the distance from plug start to display window</text:p>
        </text:list-item>
        <text:list-item>
          <text:p text:style-name="P1">prepare shoe, v bracket so far apart that it will fold together under pressure, and the cable still fits in </text:p>
        </text:list-item>
        <text:list-item>
          <text:p text:style-name="P1">fix shoe into tool, so that v will be pressed to outside, the display window should not be squeezed</text:p>
        </text:list-item>
        <text:list-item>
          <text:p text:style-name="P1">push tool together and if necessary make a couple more pushes, os that V gipps cable</text:p>
        </text:list-item>
        <text:list-item>
          <text:p text:style-name="P1">solder very slighlty to make contact and fix the cable to the shoe</text:p>
        </text:list-item>
        <text:list-item>
          <text:p text:style-name="P1">push into holder, ideally so that it clicks when the display window locks into the finger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36:22.568195021</meta:creation-date>
    <dc:date>2019-10-05T10:41:32.714445554</dc:date>
    <meta:editing-duration>PT5M10S</meta:editing-duration>
    <meta:editing-cycles>1</meta:editing-cycles>
    <meta:document-statistic meta:table-count="0" meta:image-count="0" meta:object-count="0" meta:page-count="1" meta:paragraph-count="7" meta:word-count="110" meta:character-count="560" meta:non-whitespace-character-count="462"/>
    <meta:generator>LibreOffice/6.0.7.3$Linux_X86_64 LibreOffice_project/00m0$Build-3</meta:generator>
  </office:meta>
</office:document-meta>
</file>